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Helvetica1" svg:font-family="Helvetica, Arial, sans-serif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8a772" officeooo:paragraph-rsid="0018a772"/>
    </style:style>
    <style:style style:name="P2" style:family="paragraph" style:parent-style-name="Preformatted_20_Text">
      <style:text-properties fo:color="#000000" fo:font-size="12pt" fo:font-weight="bold" officeooo:paragraph-rsid="0018a772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color="#000000" fo:font-size="12pt" fo:font-weight="bold" officeooo:rsid="0018a772" officeooo:paragraph-rsid="0018a772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color="#000000" fo:font-size="12pt" fo:font-weight="bold" officeooo:paragraph-rsid="001a2c65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color="#000000" fo:font-size="12pt" fo:font-weight="bold" officeooo:paragraph-rsid="0018a772"/>
    </style:style>
    <style:style style:name="P6" style:family="paragraph" style:parent-style-name="Preformatted_20_Text">
      <style:text-properties fo:color="#000000" fo:font-size="10pt" fo:font-weight="normal" officeooo:rsid="0018a772" officeooo:paragraph-rsid="0018a772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fo:color="#000000" fo:font-size="11pt" fo:font-weight="normal" officeooo:rsid="0018a772" officeooo:paragraph-rsid="0018a772" style:font-size-asian="11pt" style:font-weight-asian="normal" style:font-size-complex="11pt" style:font-weight-complex="normal"/>
    </style:style>
    <style:style style:name="P8" style:family="paragraph" style:parent-style-name="Preformatted_20_Text">
      <style:text-properties fo:color="#000000" fo:font-size="11pt" fo:font-weight="normal" officeooo:rsid="001a2c65" officeooo:paragraph-rsid="001a2c65" style:font-size-asian="11pt" style:font-weight-asian="normal" style:font-size-complex="11pt" style:font-weight-complex="normal"/>
    </style:style>
    <style:style style:name="P9" style:family="paragraph" style:parent-style-name="Preformatted_20_Text">
      <style:text-properties fo:color="#000000" fo:font-size="11pt" fo:font-weight="normal" officeooo:rsid="001ae58a" officeooo:paragraph-rsid="001ae58a" style:font-size-asian="11pt" style:font-weight-asian="normal" style:font-size-complex="11pt" style:font-weight-complex="normal"/>
    </style:style>
    <style:style style:name="P10" style:family="paragraph" style:parent-style-name="Preformatted_20_Text">
      <style:text-properties fo:font-size="12pt" fo:font-weight="bold" officeooo:rsid="0018a772" officeooo:paragraph-rsid="0018a772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fo:font-size="12pt" officeooo:paragraph-rsid="0018a772" style:font-size-asian="12pt" style:font-size-complex="12pt"/>
    </style:style>
    <style:style style:name="P12" style:family="paragraph" style:parent-style-name="Preformatted_20_Text">
      <style:text-properties fo:font-variant="normal" fo:text-transform="none" fo:color="#000000" style:font-name="Helvetica" fo:font-size="12pt" fo:letter-spacing="normal" fo:font-style="normal" fo:font-weight="bold" officeooo:rsid="001a2c65" officeooo:paragraph-rsid="001a2c65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fo:font-variant="normal" fo:text-transform="none" fo:color="#000000" style:font-name="Helvetica" fo:font-size="11pt" fo:letter-spacing="normal" fo:font-style="normal" fo:font-weight="normal" officeooo:rsid="001a2c65" officeooo:paragraph-rsid="001a2c65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variant="normal" fo:text-transform="none" fo:color="#555555" style:font-name="Helvetica" fo:font-size="14pt" fo:letter-spacing="normal" fo:font-style="normal" fo:font-weight="normal" officeooo:rsid="001ae58a" officeooo:paragraph-rsid="001ae58a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variant="normal" fo:text-transform="none" fo:color="#000000" style:font-name="Helvetica" fo:font-size="11pt" fo:letter-spacing="normal" fo:font-style="normal" fo:font-weight="normal" officeooo:rsid="001a2c65" officeooo:paragraph-rsid="001a2c65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variant="normal" fo:text-transform="none" fo:color="#000000" style:font-name="Helvetica" fo:font-size="11pt" fo:letter-spacing="normal" fo:font-style="normal" fo:font-weight="normal" officeooo:rsid="001ae58a" officeooo:paragraph-rsid="001ae58a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variant="normal" fo:text-transform="none" fo:color="#000000" style:font-name="Helvetica" fo:font-size="11pt" fo:letter-spacing="normal" fo:font-style="normal" fo:font-weight="normal" officeooo:rsid="001cc3fb" officeooo:paragraph-rsid="001cc3fb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variant="normal" fo:text-transform="none" fo:color="#000000" style:font-name="Helvetica" fo:font-size="12pt" fo:letter-spacing="normal" fo:font-style="normal" fo:font-weight="bold" officeooo:rsid="001a2c65" officeooo:paragraph-rsid="001a2c65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000000" style:font-name="Helvetica" fo:font-size="12pt" fo:letter-spacing="normal" fo:font-style="normal" fo:font-weight="bold" officeooo:rsid="001ae58a" officeooo:paragraph-rsid="001ae58a" style:font-size-asian="12pt" style:font-weight-asian="bold" style:font-size-complex="12pt" style:font-weight-complex="bold"/>
    </style:style>
    <style:style style:name="P20" style:family="paragraph" style:parent-style-name="Standard">
      <style:text-properties fo:font-variant="normal" fo:text-transform="none" fo:color="#000000" style:font-name="Helvetica" fo:font-size="12pt" fo:letter-spacing="normal" fo:font-style="normal" fo:font-weight="bold" officeooo:paragraph-rsid="001ae58a" style:font-size-asian="12pt" style:font-weight-asian="bold" style:font-size-complex="12pt" style:font-weight-complex="bold"/>
    </style:style>
    <style:style style:name="P21" style:family="paragraph" style:parent-style-name="Standard">
      <style:text-properties fo:font-variant="normal" fo:text-transform="none" fo:color="#000000" style:font-name="Helvetica" fo:font-size="12pt" fo:letter-spacing="normal" fo:font-style="normal" fo:font-weight="bold" officeooo:rsid="001cc3fb" officeooo:paragraph-rsid="001cc3fb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fo:color="#000000" style:font-name="Helvetica" fo:font-size="12pt" fo:letter-spacing="normal" fo:font-style="normal" fo:font-weight="bold" officeooo:paragraph-rsid="001cc3f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widows="1" fo:text-indent="0cm" style:auto-text-indent="false"/>
    </style:style>
    <style:style style:name="P24" style:family="paragraph" style:parent-style-name="Standard">
      <style:paragraph-properties fo:margin-left="0cm" fo:margin-right="0cm" fo:widows="1" fo:text-indent="0cm" style:auto-text-indent="false"/>
      <style:text-properties officeooo:rsid="001a2c65" officeooo:paragraph-rsid="001a2c65"/>
    </style:style>
    <style:style style:name="P25" style:family="paragraph" style:parent-style-name="Standard">
      <style:paragraph-properties fo:margin-left="0cm" fo:margin-right="0cm" fo:widows="1" fo:text-indent="0cm" style:auto-text-indent="false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 officeooo:rsid="0018a772" style:font-weight-asian="bold" style:font-weight-complex="bold"/>
    </style:style>
    <style:style style:name="T4" style:family="text">
      <style:text-properties fo:font-variant="normal" fo:text-transform="none" style:font-name="Helvetica" fo:letter-spacing="normal" fo:font-style="normal"/>
    </style:style>
    <style:style style:name="T5" style:family="text">
      <style:text-properties fo:font-variant="normal" fo:text-transform="none" style:font-name="Helvetica" fo:letter-spacing="normal" fo:font-style="normal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font-name="Helvetica" fo:letter-spacing="normal" fo:font-style="normal" officeooo:rsid="0018a772"/>
    </style:style>
    <style:style style:name="T7" style:family="text">
      <style:text-properties fo:font-variant="normal" fo:text-transform="none" style:font-name="Helvetica" fo:letter-spacing="normal" fo:font-style="normal" officeooo:rsid="001a2c65"/>
    </style:style>
    <style:style style:name="T8" style:family="text">
      <style:text-properties fo:font-variant="normal" fo:text-transform="none" style:font-name="Helvetica" fo:letter-spacing="normal" fo:font-style="italic"/>
    </style:style>
    <style:style style:name="T9" style:family="text">
      <style:text-properties fo:font-variant="normal" fo:text-transform="none" style:font-name="Helvetica" fo:letter-spacing="normal" fo:font-style="italic" officeooo:rsid="0018a772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font-name="Helvetica" fo:font-size="11pt" fo:letter-spacing="normal" fo:font-style="normal" style:font-size-asian="11pt" style:font-size-complex="11pt"/>
    </style:style>
    <style:style style:name="T11" style:family="text">
      <style:text-properties fo:font-variant="normal" fo:text-transform="none" fo:color="#000000" style:font-name="Helvetica" fo:letter-spacing="normal" fo:font-style="normal"/>
    </style:style>
    <style:style style:name="T12" style:family="text">
      <style:text-properties fo:font-variant="normal" fo:text-transform="none" fo:color="#000000" style:font-name="Helvetica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000000" style:font-name="Helvetica" fo:letter-spacing="normal" fo:font-style="normal" fo:font-weight="bold" officeooo:rsid="0018a772" style:font-weight-asian="bold" style:font-weight-complex="bold"/>
    </style:style>
    <style:style style:name="T14" style:family="text">
      <style:text-properties fo:font-variant="normal" fo:text-transform="none" fo:color="#000000" style:font-name="Helvetica" fo:letter-spacing="normal" fo:font-style="italic"/>
    </style:style>
    <style:style style:name="T15" style:family="text">
      <style:text-properties fo:font-variant="normal" fo:text-transform="none" fo:color="#000000" style:font-name="Helvetica" fo:letter-spacing="normal" fo:font-style="italic" fo:font-weight="bold" style:font-weight-asian="bold" style:font-weight-complex="bold"/>
    </style:style>
    <style:style style:name="T16" style:family="text">
      <style:text-properties officeooo:rsid="0018a772"/>
    </style:style>
    <style:style style:name="T17" style:family="text">
      <style:text-properties fo:color="#555555" fo:font-size="14pt"/>
    </style:style>
    <style:style style:name="T18" style:family="text">
      <style:text-properties fo:color="#555555" fo:font-size="14pt" fo:font-style="italic" fo:font-weight="bold"/>
    </style:style>
    <style:style style:name="T19" style:family="text">
      <style:text-properties fo:font-size="14pt"/>
    </style:style>
    <style:style style:name="T20" style:family="text">
      <style:text-properties fo:font-size="14pt" fo:font-style="italic"/>
    </style:style>
    <style:style style:name="T21" style:family="text">
      <style:text-properties fo:font-size="14pt" fo:font-style="italic" fo:font-weight="bold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officeooo:rsid="001ae58a" style:font-size-asian="11pt" style:font-weight-asian="normal" style:font-size-complex="11pt" style:font-weight-complex="normal"/>
    </style:style>
    <style:style style:name="T24" style:family="text">
      <style:text-properties officeooo:rsid="001cc3fb" style:font-size-asian="11pt" style:font-weight-asian="normal" style:font-size-complex="11pt" style:font-weight-complex="normal"/>
    </style:style>
    <style:style style:name="T25" style:family="text">
      <style:text-properties officeooo:rsid="001ae58a" style:font-size-asian="11pt" style:font-size-complex="11pt"/>
    </style:style>
    <style:style style:name="T26" style:family="text">
      <style:text-properties officeooo:rsid="001cc3fb" style:font-size-asian="11pt" style:font-size-complex="11pt"/>
    </style:style>
    <style:style style:name="T27" style:family="text">
      <style:text-properties style:font-name="Helvetica1"/>
    </style:style>
    <style:style style:name="T28" style:family="text">
      <style:text-properties officeooo:rsid="001ae58a"/>
    </style:style>
    <style:style style:name="T29" style:family="text">
      <style:text-properties officeooo:rsid="001cc3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6">Q1. </text:span><text:span text:style-name="T4">Change the background color of</text:span><text:span text:style-name="T8">'#target' </text:span><text:span text:style-name="T4">by script.</text:span></text:p>
      <text:p text:style-name="P2"><text:span text:style-name="T4"/></text:p>
      <text:p text:style-name="P1"><text:s text:c="2"/><text:span text:style-name="T22">$("#target").css("background-color","red")</text:span></text:p>
      <text:p text:style-name="P1"/>
      <text:p text:style-name="P10">Q2. <text:span text:style-name="T11">Change the text in the span, a child of </text:span><text:span text:style-name="T14">'#target'</text:span></text:p>
      <text:p text:style-name="P10"><text:span text:style-name="T14"/></text:p>
      <text:p text:style-name="P1"><text:s text:c="2"/><text:span text:style-name="T22">$("#target&gt;span").text("Dynamic Text");</text:span></text:p>
      <text:p text:style-name="P1"/>
      <text:p text:style-name="P11"><text:span text:style-name="T3">Q3.</text:span><text:span text:style-name="T16"> </text:span><text:span text:style-name="T12">Create a clone of the span in </text:span><text:span text:style-name="T13">'</text:span><text:span text:style-name="T15">#target' </text:span><text:span text:style-name="T12">and position it under the orgin.</text:span></text:p>
      <text:p text:style-name="P1"/>
      <text:p text:style-name="P1"><text:s text:c="2"/><text:span text:style-name="T22">$("#target&gt;span").clone().insertAfter("#target span");</text:span></text:p>
      <text:p text:style-name="P1"/>
      <text:p text:style-name="P2"><text:span text:style-name="T16">Q4. </text:span><text:span text:style-name="T4">Chage background color of the second </text:span><text:span text:style-name="T8">'.target'</text:span><text:span text:style-name="T4">.</text:span></text:p>
      <text:p text:style-name="P2"/>
      <text:p text:style-name="P6"><text:span text:style-name="T4"><text:s text:c="4"/></text:span><text:span text:style-name="T10">$(".target:eq(0)").css("background-color","red")</text:span></text:p>
      <text:p text:style-name="P3"/>
      <text:p text:style-name="P5"><text:span text:style-name="T9">Q5. </text:span><text:span text:style-name="T5">Disabled the button.</text:span></text:p>
      <text:p text:style-name="P5"><text:span text:style-name="T5"/></text:p>
      <text:p text:style-name="P7">$(".target button").attr("disabled","disabled")</text:p>
      <text:p text:style-name="P7"/>
      <text:p text:style-name="P2"><text:span text:style-name="T16">Q6. U</text:span><text:span text:style-name="T4">ncheck all checkbox by script.</text:span></text:p>
      <text:p text:style-name="P2"/>
      <text:p text:style-name="P7"><text:span text:style-name="T4">$(".target input").attr("disabled","disabled")</text:span></text:p>
      <text:p text:style-name="P7"/>
      <text:p text:style-name="P2"><text:span text:style-name="T6">Q7. </text:span><text:span text:style-name="T4">Move </text:span><text:span text:style-name="T6">'</text:span><text:span text:style-name="T8">#child' </text:span><text:span text:style-name="T4">from </text:span><text:span text:style-name="T8">'#parent1' <text:s/></text:span><text:span text:style-name="T4">to </text:span><text:span text:style-name="T8">'#parent2'.</text:span></text:p>
      <text:p text:style-name="P23"/>
      <text:p text:style-name="P8"><text:span text:style-name="T4">$("#child").appendTo("#parent2")</text:span></text:p>
      <text:p text:style-name="P8"/>
      <text:p text:style-name="P4"><text:span text:style-name="T7">Q8. </text:span><text:span text:style-name="T4">Make the textbox in </text:span><text:span text:style-name="T8">'#target' </text:span><text:span text:style-name="T4">read-only.</text:span></text:p>
      <text:p text:style-name="P23"/>
      <text:p text:style-name="P24">$("#target input").attr("readonly","<text:span text:style-name="T27">readonly</text:span>")</text:p>
      <text:p text:style-name="P8"/>
      <text:p text:style-name="P12">Q9. Select the second option in the selectbox by script.</text:p>
      <text:p text:style-name="P12"/>
      <text:p text:style-name="P13">$("#target select option").eq(1).attr("selected","selected")</text:p>
      <text:p text:style-name="P13"/>
      <text:p text:style-name="P12">Q10. Make <text:span text:style-name="T1">'#target' </text:span>double size.</text:p>
      <text:p text:style-name="P12"/>
      <text:p text:style-name="P13">var target = $("#target")</text:p>
      <text:p text:style-name="P13">target.css({width:(target.width())*2,height:(target.height())*2});</text:p>
      <text:p text:style-name="P13"/>
      <text:p text:style-name="P18">Q11. Remove all children and text of <text:span text:style-name="T1">'#target'.</text:span></text:p>
      <text:p text:style-name="P18"/>
      <text:p text:style-name="P15">$("#target").empty();</text:p>
      <text:p text:style-name="P23"/>
      <text:p text:style-name="P4"><text:span text:style-name="T7">Q12. </text:span><text:span text:style-name="T4">Show Alert with 1 second delay.(Use </text:span><text:span text:style-name="T8">'setTimeout'</text:span><text:span text:style-name="T4">).</text:span></text:p>
      <text:p text:style-name="P4"/>
      <text:p text:style-name="P9">setTimeout(function(){</text:p>
      <text:p text:style-name="P9">alert("This is an alert")},1000);</text:p>
      <text:p text:style-name="P9"/>
      <text:p text:style-name="P14"/>
      <text:p text:style-name="P14"/>
      <text:p text:style-name="P19"><text:soft-page-break/>Q13. Show the number of children in alert.</text:p>
      <text:p text:style-name="P19"/>
      <text:p text:style-name="P16">alert($("#target .child").size());</text:p>
      <text:p text:style-name="P16"/>
      <text:p text:style-name="P19">Q14. Make '<text:span text:style-name="T1">#target' </text:span>double size with animation.</text:p>
      <text:p text:style-name="P19"/>
      <text:p text:style-name="P16">var target = $("#target")</text:p>
      <text:p text:style-name="P16">target.animate({width:(target.width())*2,height:(target.height()*2)},1000)</text:p>
      <text:p text:style-name="P16"/>
      <text:p text:style-name="P19">Q15. Make the list-box color alternating.(Make odd options diffrent color).</text:p>
      <text:p text:style-name="P19"/>
      <text:p text:style-name="P16">$("#target select option:odd").css("background-color","red")</text:p>
      <text:p text:style-name="P16"/>
      <text:p text:style-name="P20"><text:span text:style-name="T28">Q16. </text:span>Change the h2 to h3.</text:p>
      <text:p text:style-name="P20"/>
      <text:p text:style-name="P16">$("#target h2").html("&lt;h3&gt;I'm h3&lt;/h3&gt;")</text:p>
      <text:p text:style-name="P16"/>
      <text:p text:style-name="P19">Q17. Replace word <text:span text:style-name="T1">'cat' </text:span>with <text:span text:style-name="T1">'dog'</text:span>.</text:p>
      <text:p text:style-name="P19"/>
      <text:p text:style-name="P17">var target = $("#target");</text:p>
      <text:p text:style-name="P17">target.html(target.html().replace(/cat/g,"dog"));</text:p>
      <text:p text:style-name="P17"/>
      <text:p text:style-name="P22"><text:span text:style-name="T29">Q18. </text:span>Remove all children of <text:span text:style-name="T1">'#target' <text:s/></text:span>but h2.</text:p>
      <text:p text:style-name="P22"/>
      <text:p text:style-name="P17">$("#target").children().not("h2").remove()</text:p>
      <text:p text:style-name="P17"/>
      <text:p text:style-name="P21">Q19. Remove all <text:span text:style-name="T1">'div' </text:span>whitch has no child elements.</text:p>
      <text:p text:style-name="P21"/>
      <text:p text:style-name="P17">$(".target").not(":parent").remove();</text:p>
      <text:p text:style-name="P23"/>
      <text:p text:style-name="P17"/>
      <text:p text:style-name="P25"/>
      <text:p text:style-name="P17"/>
      <text:p text:style-name="P19"/>
      <text:p text:style-name="P19"/>
      <text:p text:style-name="P23"/>
      <text:p text:style-name="P16"/>
      <text:p text:style-name="P23"/>
      <text:p text:style-name="P16"/>
      <text:p text:style-name="P23"/>
      <text:p text:style-name="P16"/>
      <text:p text:style-name="P23"/>
      <text:p text:style-name="P9"/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Helvetica1" svg:font-family="Helvetica, Arial, sans-serif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7T13:51:34.941539511</dc:date>
    <meta:document-statistic meta:table-count="0" meta:image-count="0" meta:object-count="0" meta:page-count="2" meta:paragraph-count="42" meta:word-count="198" meta:character-count="1874" meta:non-whitespace-character-count="1706"/>
    <meta:generator>LibreOffice/4.2.8.2$Linux_X86_64 LibreOffice_project/420m0$Build-2</meta:generator>
  </office:meta>
</office:document-meta>
</file>